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5000001AA33EC8A86AF4700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.491cm" svg:height="11.269cm" draw:z-index="0"><draw:image xlink:href="Pictures/1000020100000295000001AA33EC8A86AF4700E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7:19:59.177825623</meta:creation-date>
    <dc:date>2018-02-14T07:20:50.591831156</dc:date>
    <meta:editing-duration>PT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2.2$Linux_X86_64 LibreOffice_project/40m0$Build-2</meta:generator>
  </office:meta>
</office:document-meta>
</file>